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9.252cm" table:align="margins" fo:background-color="transparent">
        <style:background-image/>
      </style:table-properties>
    </style:style>
    <style:style style:name="Tabla1.A" style:family="table-column">
      <style:table-column-properties style:column-width="9.252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9.252cm" table:align="margins" fo:background-color="transparent">
        <style:background-image/>
      </style:table-properties>
    </style:style>
    <style:style style:name="Tabla3.A" style:family="table-column">
      <style:table-column-properties style:column-width="9.252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3.A2" style:family="table-cell">
      <style:table-cell-properties fo:background-color="#dee6ef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9.252cm" table:align="margins" fo:background-color="transparent">
        <style:background-image/>
      </style:table-properties>
    </style:style>
    <style:style style:name="Tabla4.A" style:family="table-column">
      <style:table-column-properties style:column-width="9.252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4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5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6" style:family="table-cell">
      <style:table-cell-properties fo:background-color="#dee6ef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7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9.252cm" table:align="margins" fo:background-color="transparent">
        <style:background-image/>
      </style:table-properties>
    </style:style>
    <style:style style:name="Tabla5.A" style:family="table-column">
      <style:table-column-properties style:column-width="9.252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3" style:family="table-cell">
      <style:table-cell-properties fo:background-color="#dee6ef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5.A6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9.252cm" table:align="margins" fo:background-color="transparent">
        <style:background-image/>
      </style:table-properties>
    </style:style>
    <style:style style:name="Tabla2.A" style:family="table-column">
      <style:table-column-properties style:column-width="9.252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2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c5b62" officeooo:paragraph-rsid="001c5b62" style:font-weight-asian="bold" style:font-weight-complex="bold"/>
    </style:style>
    <style:style style:name="P2" style:family="paragraph" style:parent-style-name="Standard">
      <style:text-properties style:font-name="Calibri" fo:font-size="10pt" officeooo:rsid="001c5b62" officeooo:paragraph-rsid="001c5b62" style:font-size-asian="10pt" style:font-size-complex="10pt"/>
    </style:style>
    <style:style style:name="P3" style:family="paragraph" style:parent-style-name="Standard">
      <style:text-properties style:font-name="Calibri" fo:font-size="10pt" fo:font-weight="normal" officeooo:paragraph-rsid="001c5b62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alibri" fo:font-size="10pt" fo:font-weight="bold" officeooo:rsid="0028b910" officeooo:paragraph-rsid="0028b91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libri" fo:font-size="10pt" fo:font-weight="bold" officeooo:rsid="002c9339" officeooo:paragraph-rsid="002de824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libri" fo:font-size="9pt" fo:font-weight="normal" officeooo:rsid="001c5b62" officeooo:paragraph-rsid="0021b72d" style:font-size-asian="9pt" style:font-weight-asian="normal" style:font-size-complex="9pt" style:font-weight-complex="normal"/>
    </style:style>
    <style:style style:name="P7" style:family="paragraph" style:parent-style-name="Standard">
      <style:text-properties fo:color="#c9211e" loext:opacity="100%" style:font-name="Calibri" fo:font-size="9pt" fo:font-weight="normal" officeooo:rsid="001c5b62" officeooo:paragraph-rsid="00359faa" fo:background-color="#ffff00" style:font-size-asian="9pt" style:font-weight-asian="normal" style:font-size-complex="9pt" style:font-weight-complex="normal"/>
    </style:style>
    <style:style style:name="P8" style:family="paragraph" style:parent-style-name="Standard">
      <style:text-properties fo:color="#c9211e" loext:opacity="100%" style:font-name="Calibri" fo:font-size="9pt" fo:font-weight="normal" officeooo:rsid="001c5b62" officeooo:paragraph-rsid="00370bb2" fo:background-color="#ffff00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Calibri" fo:font-size="9pt" fo:font-weight="normal" officeooo:rsid="001c5b62" officeooo:paragraph-rsid="00370bb2" fo:background-color="transparent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Calibri" fo:font-size="9pt" fo:font-weight="normal" officeooo:rsid="001c5b62" officeooo:paragraph-rsid="00359faa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Calibri" fo:font-size="9pt" fo:font-weight="normal" officeooo:rsid="001c5b62" officeooo:paragraph-rsid="00370bb2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Calibri" fo:font-size="9pt" fo:font-weight="normal" officeooo:rsid="001c5b62" officeooo:paragraph-rsid="0021b72d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Calibri" fo:font-size="9pt" fo:font-weight="normal" officeooo:rsid="001e8886" officeooo:paragraph-rsid="00359faa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Calibri" fo:font-size="9pt" fo:font-weight="normal" officeooo:rsid="00370bb2" officeooo:paragraph-rsid="00370bb2" fo:background-color="#e8f2a1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Calibri" fo:font-size="9pt" fo:font-weight="bold" officeooo:rsid="0021b72d" officeooo:paragraph-rsid="00359faa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Calibri" fo:font-size="9pt" fo:font-style="italic" fo:font-weight="normal" officeooo:rsid="001c5b62" officeooo:paragraph-rsid="00359faa" fo:background-color="#e8f2a1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text-properties style:font-name="Calibri" fo:font-size="9pt" fo:font-style="normal" fo:font-weight="normal" officeooo:rsid="00370bb2" officeooo:paragraph-rsid="00370bb2" fo:background-color="#e8f2a1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Calibri" fo:font-size="9pt" fo:font-style="normal" fo:font-weight="normal" officeooo:rsid="001c5b62" officeooo:paragraph-rsid="00359faa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text-properties style:font-name="Calibri" fo:font-size="10pt" fo:font-weight="bold" officeooo:rsid="00354be7" officeooo:paragraph-rsid="00354be7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alibri" fo:font-size="10pt" fo:font-weight="bold" officeooo:rsid="00354be7" officeooo:paragraph-rsid="00370bb2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alibri" fo:font-size="10pt" fo:font-weight="bold" officeooo:rsid="001e8886" officeooo:paragraph-rsid="001c5b62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alibri" fo:font-size="10pt" fo:font-weight="bold" officeooo:rsid="002c9339" officeooo:paragraph-rsid="00359faa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Calibri" fo:font-size="10pt" fo:font-weight="bold" officeooo:rsid="002c9339" officeooo:paragraph-rsid="00370bb2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Calibri" fo:font-size="10pt" fo:font-weight="bold" officeooo:rsid="001d190e" officeooo:paragraph-rsid="00359faa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Calibri" fo:font-size="10pt" fo:font-weight="bold" officeooo:rsid="001d190e" officeooo:paragraph-rsid="001c5b6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Calibri" fo:font-size="10pt" fo:font-weight="bold" officeooo:rsid="00370bb2" officeooo:paragraph-rsid="00370bb2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Calibri" fo:font-size="10pt" fo:font-weight="normal" officeooo:rsid="00354be7" officeooo:paragraph-rsid="00354be7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Calibri" fo:font-size="10pt" fo:font-weight="normal" officeooo:rsid="00354be7" officeooo:paragraph-rsid="00359faa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Calibri" fo:font-size="10pt" fo:font-weight="normal" officeooo:rsid="00354be7" officeooo:paragraph-rsid="00370bb2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Calibri" fo:font-size="10pt" fo:font-weight="normal" officeooo:rsid="001e8886" officeooo:paragraph-rsid="00359faa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Calibri" fo:font-size="10pt" fo:font-weight="normal" officeooo:paragraph-rsid="00359faa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Calibri" fo:font-size="10pt" officeooo:rsid="0028b910" officeooo:paragraph-rsid="00359faa" style:font-size-asian="10pt" style:font-size-complex="10pt"/>
    </style:style>
    <style:style style:name="P33" style:family="paragraph" style:parent-style-name="Standard">
      <style:text-properties style:font-name="Calibri" fo:font-size="10pt" officeooo:rsid="001c5b62" officeooo:paragraph-rsid="00370bb2" style:font-size-asian="10pt" style:font-size-complex="10pt"/>
    </style:style>
    <style:style style:name="P34" style:family="paragraph" style:parent-style-name="Standard">
      <style:text-properties style:font-name="Calibri" fo:font-size="10pt" fo:font-style="italic" fo:font-weight="bold" officeooo:rsid="0028b910" officeooo:paragraph-rsid="00359faa" fo:background-color="#ffff00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style:font-name="Calibri" fo:font-size="10pt" fo:font-style="italic" fo:font-weight="normal" officeooo:rsid="0028b910" officeooo:paragraph-rsid="00359faa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text-properties style:font-name="Calibri" fo:font-size="8pt" fo:font-weight="normal" officeooo:rsid="0028b910" officeooo:paragraph-rsid="00359faa" style:font-size-asian="8pt" style:font-weight-asian="normal" style:font-size-complex="8pt" style:font-weight-complex="normal"/>
    </style:style>
    <style:style style:name="P37" style:family="paragraph" style:parent-style-name="Standard">
      <style:text-properties officeooo:paragraph-rsid="00359faa"/>
    </style:style>
    <style:style style:name="P38" style:family="paragraph" style:parent-style-name="Standard">
      <style:text-properties style:use-window-font-color="true" loext:opacity="0%" style:font-name="Calibri" fo:font-size="10pt" fo:font-weight="bold" officeooo:rsid="00359faa" officeooo:paragraph-rsid="00359faa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text-properties style:use-window-font-color="true" loext:opacity="0%" style:font-name="Calibri" fo:font-size="10pt" fo:font-weight="normal" officeooo:rsid="00359faa" officeooo:paragraph-rsid="00359faa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use-window-font-color="true" loext:opacity="0%" style:font-name="Calibri" fo:font-size="10pt" fo:font-weight="normal" officeooo:rsid="00359faa" officeooo:paragraph-rsid="00359faa" fo:background-color="#ffff00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use-window-font-color="true" loext:opacity="0%" style:font-name="Calibri" fo:font-size="9pt" fo:font-style="normal" fo:font-weight="normal" officeooo:rsid="00370bb2" officeooo:paragraph-rsid="00370bb2" fo:background-color="#e8f2a1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text-properties fo:color="#000000" loext:opacity="100%" style:font-name="Calibri" fo:font-size="10pt" fo:font-weight="normal" officeooo:rsid="00359faa" officeooo:paragraph-rsid="00359faa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loext:opacity="100%" style:font-name="Calibri" fo:font-size="9pt" fo:font-weight="normal" officeooo:rsid="00359faa" officeooo:paragraph-rsid="00359faa" fo:background-color="transparent" style:font-size-asian="9pt" style:font-weight-asian="normal" style:font-size-complex="9pt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8b910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190e" style:font-weight-asian="bold" style:font-weight-complex="bold"/>
    </style:style>
    <style:style style:name="T5" style:family="text">
      <style:text-properties fo:font-weight="bold" officeooo:rsid="001e8886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officeooo:rsid="001e8886"/>
    </style:style>
    <style:style style:name="T8" style:family="text">
      <style:text-properties officeooo:rsid="0028b910"/>
    </style:style>
    <style:style style:name="T9" style:family="text">
      <style:text-properties fo:color="#c9211e" loext:opacity="100%" fo:font-weight="bold" officeooo:rsid="002b618e" fo:background-color="#ffff00" loext:char-shading-value="0" style:font-weight-asian="bold" style:font-weight-complex="bold"/>
    </style:style>
    <style:style style:name="T10" style:family="text">
      <style:text-properties officeooo:rsid="002b8610"/>
    </style:style>
    <style:style style:name="T11" style:family="text">
      <style:text-properties officeooo:rsid="002de824"/>
    </style:style>
    <style:style style:name="T12" style:family="text">
      <style:text-properties fo:background-color="transparent" loext:char-shading-value="0"/>
    </style:style>
    <style:style style:name="T13" style:family="text">
      <style:text-properties style:font-name="Calibri" fo:font-size="10pt" fo:font-weight="normal" officeooo:rsid="00359faa" style:font-size-asian="10pt" style:font-weight-asian="normal" style:font-size-complex="10pt" style:font-weight-complex="normal"/>
    </style:style>
    <style:style style:name="T14" style:family="text">
      <style:text-properties officeooo:rsid="002b618e"/>
    </style:style>
    <style:style style:name="T15" style:family="text">
      <style:text-properties style:use-window-font-color="true" loext:opacity="0%" style:font-name="Calibri" fo:font-size="10pt" fo:font-weight="normal" officeooo:rsid="00359faa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style:use-window-font-color="true" loext:opacity="0%" style:font-name="Calibri" fo:font-size="10pt" fo:font-weight="bold" officeooo:rsid="00359faa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font-weight="normal" officeooo:rsid="001e888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CARACTERÍSTICAS PRINCIPALES DE LA P. FUNCIONAL</text:p>
          </table:table-cell>
        </table:table-row>
        <table:table-row table:style-name="Tabla1.1">
          <table:table-cell table:style-name="Tabla1.A2" office:value-type="string">
            <text:p text:style-name="P3"><text:span text:style-name="T5">• Transparencia referencial</text:span><text:span text:style-name="T7">: la salida de una función debe depender sólo de sus argumentos </text:span><text:span text:style-name="T8">y debe ser determinista.</text:span></text:p>
            <text:p text:style-name="P3"><text:span text:style-name="T5">• Inmutabilidad de los datos</text:span><text:span text:style-name="T7">: los datos deben ser inmutables para evitar posibles efectos colaterales.</text:span></text:p>
            <text:p text:style-name="P3"><text:span text:style-name="T5">• Composición de funciones</text:span><text:span text:style-name="T7">: la salida de una función se puede tomar como entrada para la siguiente.</text:span></text:p>
            <text:p text:style-name="P3"><text:span text:style-name="T5">• Funciones de primer orden</text:span><text:span text:style-name="T7">: funciones que permiten tener otras funciones como parámetros, a modo de callbacks.</text:span></text:p>
            <text:p text:style-name="P3"/>
          </table:table-cell>
        </table:table-row>
      </table:table>
      <text:p text:style-name="P2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8">INTERFAZ FUNCIONAL / <text:span text:style-name="T14">C</text:span>LASES ANÓNIMAS / LAMBDAS</text:p>
          </table:table-cell>
        </table:table-row>
        <table:table-row table:style-name="Tabla5.1">
          <table:table-cell table:style-name="Tabla5.A2" office:value-type="string">
            <text:p text:style-name="P39">Una IF es una interfaz (todos los métodos abstractos) con un único método y este es abstracto. </text:p>
            <text:p text:style-name="P39"/>
            <text:p text:style-name="P39">Creamos IF (IFMensaje) con un método abstracto "imprimir" que no hace nada (es abstracto). Tenemos tres alternativas:</text:p>
          </table:table-cell>
        </table:table-row>
        <table:table-row table:style-name="Tabla5.1">
          <table:table-cell table:style-name="Tabla5.A3" office:value-type="string">
            <text:p text:style-name="P40">// CASO A: <text:s/>SIN CLASE ANÓNIMA, CON IMPLEMENTS</text:p>
            <text:p text:style-name="P37"><text:span text:style-name="T15">// <text:s/>Implementamos la IF con </text:span><text:span text:style-name="T16">extends</text:span><text:span text:style-name="T15"> (MensajeImplementado)</text:span></text:p>
            <text:p text:style-name="P39">// <text:s/>Creamos una instancia de esa subclase</text:p>
            <text:p text:style-name="P42"><text:span text:style-name="T14">// <text:s/>Llamamos a "imprimir": imprime UNA vez el texto</text:span></text:p>
          </table:table-cell>
        </table:table-row>
        <table:table-row table:style-name="Tabla5.1">
          <table:table-cell table:style-name="Tabla5.A4" office:value-type="string">
            <text:p text:style-name="P14">[<text:span text:style-name="T7">MensajeImplementado</text:span>.java]</text:p>
            <text:p text:style-name="P13"><text:span text:style-name="T3">public</text:span> <text:span text:style-name="T3">class</text:span> MensajeImplementado <text:span text:style-name="T3">implements</text:span> IFMensaje {</text:p>
            <text:p text:style-name="P13"><text:s text:c="4"/>//@<text:span text:style-name="T3">Override</text:span></text:p>
            <text:p text:style-name="P13"><text:s text:c="4"/><text:span text:style-name="T3">public</text:span> <text:span text:style-name="T3">String</text:span> imprime(<text:span text:style-name="T3">String</text:span> t) {</text:p>
            <text:p text:style-name="P13"><text:s text:c="8"/><text:span text:style-name="T3">return</text:span> t; <text:s/>} }</text:p>
            <text:p text:style-name="P14">[Main.java]</text:p>
            <text:p text:style-name="P13">MensajeImplementado m1 = <text:span text:style-name="T3">new</text:span> MensajeImplementado();</text:p>
          </table:table-cell>
        </table:table-row>
        <table:table-row table:style-name="Tabla5.1">
          <table:table-cell table:style-name="Tabla5.A3" office:value-type="string">
            <text:p text:style-name="P39"><text:span text:style-name="T1">// CASO B: <text:s/>CON CLASE ANÓNIMA <text:s text:c="12"/></text:span><text:s/></text:p>
            <text:p text:style-name="P39">// Creamos una instancia de esa subclase</text:p>
            <text:p text:style-name="P39">// Al crear la instancia definimos el método con <text:span text:style-name="T3">@Override</text:span></text:p>
            <text:p text:style-name="P39">// Llamamos al método "imprimir": imprime DOS veces el texto</text:p>
          </table:table-cell>
        </table:table-row>
        <table:table-row table:style-name="Tabla5.1">
          <table:table-cell table:style-name="Tabla5.A6" office:value-type="string">
            <text:p text:style-name="P17">[Main.java]</text:p>
            <text:p text:style-name="P18"><text:s text:c="2"/>IFMensaje m2 = <text:span text:style-name="T3">new</text:span> IFMensaje() {</text:p>
            <text:p text:style-name="P18"><text:s text:c="12"/>//@<text:span text:style-name="T3">Override</text:span></text:p>
            <text:p text:style-name="P18"><text:s text:c="12"/><text:span text:style-name="T3">public</text:span> <text:span text:style-name="T3">String</text:span> imprime(<text:span text:style-name="T3">String</text:span> t) {</text:p>
            <text:p text:style-name="P18"><text:s text:c="16"/><text:span text:style-name="T3">return</text:span> t + t; <text:s text:c="11"/>} <text:s text:c="5"/>};</text:p>
          </table:table-cell>
        </table:table-row>
        <table:table-row table:style-name="Tabla5.1">
          <table:table-cell table:style-name="Tabla5.A3" office:value-type="string">
            <text:p text:style-name="P40">// CASO C: <text:s/>CON FUNCIÓN LAMBDA</text:p>
            <text:p text:style-name="P39">// Creamos una instancia de esa subclase</text:p>
            <text:p text:style-name="P39">// Al crear la instancia definimos el método con UNA LAMBDA</text:p>
            <text:p text:style-name="P42"><text:span text:style-name="T14">// Llamamos a "imprimir": imprime TRES veces el texto </text:span></text:p>
          </table:table-cell>
        </table:table-row>
        <table:table-row table:style-name="Tabla5.1">
          <table:table-cell table:style-name="Tabla5.A2" office:value-type="string">
            <text:p text:style-name="P41">[Main.java]</text:p>
            <text:p text:style-name="P43"><text:s/>IFMensaje m3 = (t) -&gt; (t + t + t);</text:p>
          </table:table-cell>
        </table:table-row>
      </table:table>
      <text:p text:style-name="P2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2"><text:span text:style-name="T4">C</text:span><text:span text:style-name="T3">OMPARADORES CON LAMBDAS (JAVA) </text:span><text:span text:style-name="T9">de menor a mayor</text:span></text:p>
          </table:table-cell>
        </table:table-row>
        <table:table-row table:style-name="Tabla4.1">
          <table:table-cell table:style-name="Tabla4.A5" office:value-type="string">
            <text:p text:style-name="P31"><text:span text:style-name="T7">La </text:span><text:span text:style-name="T8">IF </text:span><text:span text:style-name="T5">Comparator </text:span><text:span text:style-name="T7">pide implementar un método </text:span><text:span text:style-name="T5">compare</text:span><text:span text:style-name="T7">,</text:span></text:p>
            <text:p text:style-name="P30">que recibe dos datos del tipo a tratar (T), y devuelve un entero</text:p>
            <text:p text:style-name="P30">indicando si el primero es menor, mayor, o son iguales.</text:p>
          </table:table-cell>
        </table:table-row>
        <table:table-row table:style-name="Tabla4.1">
          <table:table-cell table:style-name="Tabla4.A5" office:value-type="string">
            <text:p text:style-name="P34">S<text:span text:style-name="T10">olo s</text:span>i son enteros:</text:p>
            <text:p text:style-name="P36">personas.<text:span text:style-name="T3">sort</text:span>((p1,p2)→ p<text:span text:style-name="T10">1</text:span>.getEdad(()-p<text:span text:style-name="T10">2</text:span>.getEdad()); <text:s text:c="2"/>// o b<text:span text:style-name="T10">ien</text:span></text:p>
            <text:p text:style-name="P36">personas.<text:span text:style-name="T3">sort</text:span>((p1,p2)→ <text:span text:style-name="T3">Integer.compare</text:span>(p<text:span text:style-name="T10">1</text:span>.getEdad((), p<text:span text:style-name="T10">2</text:span>.getEdad());</text:p>
          </table:table-cell>
        </table:table-row>
        <table:table-row table:style-name="Tabla4.1">
          <table:table-cell table:style-name="Tabla4.A5" office:value-type="string">
            <text:p text:style-name="P35">Si son reales (<text:span text:style-name="T3">debe devolver un entero</text:span>):</text:p>
            <text:p text:style-name="P36">ps.<text:span text:style-name="T3">sort</text:span>((p1,p2)→ <text:span text:style-name="T3">Double/Float.compare</text:span>(p<text:span text:style-name="T10">1</text:span>.getPrecio((),p<text:span text:style-name="T10">2</text:span>.getPrecio());</text:p>
          </table:table-cell>
        </table:table-row>
        <table:table-row table:style-name="Tabla4.1">
          <table:table-cell table:style-name="Tabla4.A5" office:value-type="string">
            <text:p text:style-name="P35">Si son cadenas (<text:span text:style-name="T3">debe devolver un entero</text:span>):</text:p>
            <text:p text:style-name="P36">personas.<text:span text:style-name="T3">sort</text:span>((p1,p2)→ p<text:span text:style-name="T10">1</text:span>.getNombre(), p<text:span text:style-name="T10">2</text:span>.getNombre()); // o bien </text:p>
            <text:p text:style-name="P36">personas.<text:span text:style-name="T3">sort</text:span>((p1,p2)→ <text:span text:style-name="T3">compareTo</text:span>(p<text:span text:style-name="T10">1</text:span>.getNombre(), p<text:span text:style-name="T10">2.</text:span>getNombre());</text:p>
            <text:p text:style-name="P36"/>
          </table:table-cell>
        </table:table-row>
        <table:table-row table:style-name="Tabla4.1">
          <table:table-cell table:style-name="Tabla4.A6" office:value-type="string">
            <text:p text:style-name="P22">STREAMS INTERMEDIOS (DEVUELVEN STREAMS)</text:p>
          </table:table-cell>
        </table:table-row>
        <table:table-row table:style-name="Tabla4.1">
          <table:table-cell table:style-name="Tabla4.A7" office:value-type="string">
            <text:p text:style-name="P7">// <text:s/>FILTRADO</text:p>
            <text:p text:style-name="P10"><text:span text:style-name="T3">Stream</text:span>&lt;Libro&gt; <text:span text:style-name="T1">librosFiltradosOrdenadosPorPrecioAscendente</text:span></text:p>
            <text:p text:style-name="P10"><text:s/>= libros.<text:span text:style-name="T3">stream</text:span>()</text:p>
            <text:p text:style-name="P10">.<text:span text:style-name="T3">filter</text:span>(p -&gt; p.getPrecio() &gt; 1)</text:p>
            <text:p text:style-name="P10">.<text:span text:style-name="T3">sorted</text:span>((p1, p2) -&gt; Double.compare(p2.getPrecio(), p1.getPrecio()));</text:p>
            <text:p text:style-name="P10"><text:s text:c="7"/></text:p>
            <text:p text:style-name="P16">librosFiltradosOrdenadosPorPrecioAscendente</text:p>
            <text:p text:style-name="P16">.<text:span text:style-name="T3">forEach</text:span>(p -&gt; System.out.println(p.getTitulo()));</text:p>
            <text:p text:style-name="P10"/>
            <text:p text:style-name="P7">// MAPEADO Y FILTRADO</text:p>
            <text:p text:style-name="P10"><text:span text:style-name="T3">Stream</text:span>&lt;String&gt; <text:span text:style-name="T1">tituloDeStreamFiltradosOrdenadosMapeados</text:span></text:p>
            <text:p text:style-name="P10">= libros.<text:span text:style-name="T3">stream</text:span>()</text:p>
            <text:p text:style-name="P10">.<text:span text:style-name="T3">filter</text:span>(p -&gt; p.getPrecio() &gt; 1)</text:p>
            <text:p text:style-name="P10">.<text:span text:style-name="T3">sorted</text:span>((p1, p2) -&gt; Double.compare(p2.getPrecio(), p1.getPrecio()))</text:p>
            <text:p text:style-name="P10">.<text:span text:style-name="T3">map</text:span>(p -&gt; p.getTitulo());</text:p>
            <text:p text:style-name="P10"><text:s text:c="8"/></text:p>
            <text:p text:style-name="P16">tituloDeStreamFiltradosOrdenadosMapeados</text:p>
            <text:p text:style-name="P16">.<text:span text:style-name="T3">forEach</text:span>(p -&gt; System.out.println(p));</text:p>
            <text:p text:style-name="P10"/>
            <text:p text:style-name="P10"><text:span text:style-name="T3">Stream</text:span>&lt;Double&gt; <text:span text:style-name="T1">precioDeStreamFiltradosOrdenadosMapeados</text:span></text:p>
            <text:p text:style-name="P10">= libros.<text:span text:style-name="T3">stream</text:span>()</text:p>
            <text:p text:style-name="P10">.<text:span text:style-name="T3">filter</text:span>(p -&gt; p.getPrecio() &gt; 1)</text:p>
            <text:p text:style-name="P10">.<text:span text:style-name="T3">sorted</text:span>((p1, p2) -&gt; Double.compare(p2.getPrecio(), p1.getPrecio()))</text:p>
            <text:p text:style-name="P10">.<text:span text:style-name="T3">map</text:span>(p -&gt; p.getPrecio());</text:p>
            <text:p text:style-name="P10"/>
            <text:p text:style-name="P16">precioDeStreamFiltradosOrdenadosMapeados</text:p>
            <text:p text:style-name="P16">.<text:span text:style-name="T3">forEach</text:span>(p -&gt; System.out.println(p));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3">STREAMS <text:span text:style-name="T11">FINALES</text:span> (DEVUELVEN <text:span text:style-name="T11">OTRA COSA</text:span>)</text:p>
          </table:table-cell>
        </table:table-row>
        <table:table-row table:style-name="TableLine2499140481312">
          <table:table-cell table:style-name="Tabla2.A2" office:value-type="string">
            <text:p text:style-name="P8">// STREAMS FINALES</text:p>
            <text:p text:style-name="P11">libros.<text:span text:style-name="T3">stream</text:span>()</text:p>
            <text:p text:style-name="P11">.<text:span text:style-name="T3">filter</text:span>(p -&gt; p.getPrecio() &gt; 1)</text:p>
            <text:p text:style-name="P11">.<text:span text:style-name="T3">sorted</text:span>((p1, p2) -&gt; Double.compare(p2.getPrecio(), p1.getPrecio()))</text:p>
            <text:p text:style-name="P11">.<text:span text:style-name="T3">map</text:span>(p -&gt; p.getTitulo())</text:p>
            <text:p text:style-name="P11">.<text:span text:style-name="T3">forEach</text:span>(p -&gt; System.out.println(p));</text:p>
            <text:p text:style-name="P11"/>
            <text:p text:style-name="P8">// COLLECT</text:p>
            <text:p text:style-name="P11"><text:span text:style-name="T3">List</text:span>&lt;Double&gt; <text:span text:style-name="T1">preciosAltosOrdenados</text:span></text:p>
            <text:p text:style-name="P11">= libros.<text:span text:style-name="T3">stream</text:span>()</text:p>
            <text:p text:style-name="P11">.<text:span text:style-name="T3">filter</text:span>(p -&gt; p.getPrecio() &gt; 1)</text:p>
            <text:p text:style-name="P11">.<text:span text:style-name="T3">sorted</text:span>((p1, p2) -&gt; Double.compare(p2.getPrecio(), p1.getPrecio()))</text:p>
            <text:p text:style-name="P11">.<text:span text:style-name="T3">map</text:span>(p -&gt; p.getPrecio())</text:p>
            <text:p text:style-name="P11">.<text:span text:style-name="T3">collect</text:span>(<text:span text:style-name="T3">Collectors.</text:span>toList());</text:p>
            <text:p text:style-name="P11"><text:s text:c="8"/></text:p>
            <text:p text:style-name="P8">// COLLECT JOINING</text:p>
            <text:p text:style-name="P11"><text:span text:style-name="T3">String</text:span> <text:span text:style-name="T1">librosPreciosAltosOrdenadosSeparadosComas</text:span></text:p>
            <text:p text:style-name="P11">= libros.<text:span text:style-name="T3">stream</text:span>()</text:p>
            <text:p text:style-name="P11">.<text:span text:style-name="T3">filter</text:span>(p -&gt; p.getPrecio() &gt; 1)</text:p>
            <text:p text:style-name="P11">.<text:span text:style-name="T3">sorted</text:span>((p1, p2) -&gt; Double.compare(p2.getPrecio(), p1.getPrecio()))</text:p>
            <text:p text:style-name="P11">.<text:span text:style-name="T3">map</text:span>(p -&gt; p.getTitulo())</text:p>
            <text:p text:style-name="P11">.<text:span text:style-name="T3">collect</text:span>(<text:span text:style-name="T3">Collectors</text:span>.joining(",", "Texto antes =&gt; ", " &lt;= Texto después"));</text:p>
            <text:p text:style-name="P11"/>
            <text:p text:style-name="P8">// MapToInt con Average</text:p>
            <text:p text:style-name="P11"><text:span text:style-name="T3">double</text:span> <text:span text:style-name="T1">mediaPaginas</text:span></text:p>
            <text:p text:style-name="P9">= libros.<text:span text:style-name="T3">stream</text:span>() <text:s text:c="2"/></text:p>
            <text:p text:style-name="P11"><text:span text:style-name="T12">.</text:span><text:span text:style-name="T6">mapToInt</text:span><text:span text:style-name="T12">(p -&gt; p.getPaginas()).</text:span><text:span text:style-name="T6">average</text:span><text:span text:style-name="T12">().</text:span><text:span text:style-name="T6">getAsDouble</text:span><text:span text:style-name="T12">();</text:span></text:p>
          </table:table-cell>
        </table:table-row>
      </table:table>
      <text:p text:style-name="P33"/>
      <text:p text:style-name="P6"/>
      <text:p text:style-name="P6"/>
      <text:p text:style-name="P6"/>
      <text:p text:style-name="P10"><text:s text:c="6"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6">Ejemplos completos:</text:p>
          </table:table-cell>
        </table:table-row>
        <table:table-row table:style-name="Tabla3.1">
          <table:table-cell table:style-name="Tabla3.A2" office:value-type="string">
            <text:p text:style-name="P37"><text:a xlink:type="simple" xlink:href="https://github.com/sergiobadal/PRG_EJEMPLOS/funcional" text:style-name="Internet_20_link" text:visited-style-name="Visited_20_Internet_20_Link"><text:span text:style-name="T13">https://github.com/sergiobadal/PRG_EJEMPLOS/funcional</text:span></text:a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1c5b62" officeooo:paragraph-rsid="001c5b62" style:font-weight-asian="bold" style:font-weight-complex="bold"/>
    </style:style>
    <style:style style:name="MT1" style:family="text">
      <style:text-properties officeooo:rsid="0028b910" fo:background-color="#ffff00" loext:char-shading-value="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ACIÓN OPO 20/21 <text:span text:style-name="MT1">PROGRAMACIÓN FUNCIONAL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8:56:09.268000000</meta:creation-date>
    <dc:date>2021-02-21T14:24:17.859000000</dc:date>
    <meta:editing-duration>PT2H1M27S</meta:editing-duration>
    <meta:editing-cycles>10</meta:editing-cycles>
    <meta:generator>LibreOffice/7.1.0.3$Windows_X86_64 LibreOffice_project/f6099ecf3d29644b5008cc8f48f42f4a40986e4c</meta:generator>
    <meta:document-statistic meta:table-count="5" meta:image-count="0" meta:object-count="0" meta:page-count="1" meta:paragraph-count="101" meta:word-count="503" meta:character-count="4253" meta:non-whitespace-character-count="3712"/>
  </office:meta>
</office:document-meta>
</file>